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50000024475C1EF41F6E59252.png" manifest:media-type="image/png"/>
  <manifest:file-entry manifest:full-path="Pictures/1000000000000345000002441B3CB922020EB915.png" manifest:media-type="image/png"/>
  <manifest:file-entry manifest:full-path="Pictures/1000000000000345000002448EC3EA9705ABD8C1.png" manifest:media-type="image/png"/>
  <manifest:file-entry manifest:full-path="Pictures/100000000000034500000244873342140D6B5825.png" manifest:media-type="image/png"/>
  <manifest:file-entry manifest:full-path="Pictures/1000000000000345000002444CDEA74CC1937613.png" manifest:media-type="image/png"/>
  <manifest:file-entry manifest:full-path="Pictures/1000000000000345000002446784D82B7F90AD8A.png" manifest:media-type="image/png"/>
  <manifest:file-entry manifest:full-path="Pictures/100000000000034500000244F7D99741563A9520.png" manifest:media-type="image/png"/>
  <manifest:file-entry manifest:full-path="Pictures/100000000000034500000244A4DD86FB974229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 fo:break-before="page">
        <style:tab-stops/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5.6354in" svg:y="0.0256in" svg:width="4.4665in" svg:height="3.0953in" draw:z-index="0"><draw:image xlink:href="Pictures/100000000000034500000244873342140D6B5825.png" xlink:type="simple" xlink:show="embed" xlink:actuate="onLoad"/></draw:frame><draw:frame draw:style-name="fr1" draw:name="Image2" text:anchor-type="paragraph" svg:x="5.7043in" svg:y="3.6335in" svg:width="4.4118in" svg:height="3.0571in" draw:z-index="1"><draw:image xlink:href="Pictures/1000000000000345000002446784D82B7F90AD8A.png" xlink:type="simple" xlink:show="embed" xlink:actuate="onLoad"/></draw:frame><draw:frame draw:style-name="fr1" draw:name="Image3" text:anchor-type="paragraph" svg:x="0.0272in" svg:y="3.5965in" svg:width="4.4772in" svg:height="3.102in" draw:z-index="2"><draw:image xlink:href="Pictures/100000000000034500000244A4DD86FB9742299C.png" xlink:type="simple" xlink:show="embed" xlink:actuate="onLoad"/></draw:frame><draw:frame draw:style-name="fr1" draw:name="Image4" text:anchor-type="paragraph" svg:x="0.0618in" svg:y="0.061in" svg:width="4.4811in" svg:height="3.1047in" draw:z-index="3"><draw:image xlink:href="Pictures/1000000000000345000002444CDEA74CC1937613.png" xlink:type="simple" xlink:show="embed" xlink:actuate="onLoad"/></draw:frame></text:p>
      <text:p text:style-name="P2"><draw:frame draw:style-name="fr1" draw:name="Image5" text:anchor-type="paragraph" svg:x="0.0618in" svg:y="0.061in" svg:width="4.4811in" svg:height="3.1047in" draw:z-index="4"><draw:image xlink:href="Pictures/1000000000000345000002441B3CB922020EB915.png" xlink:type="simple" xlink:show="embed" xlink:actuate="onLoad"/></draw:frame><draw:frame draw:style-name="fr1" draw:name="Image6" text:anchor-type="paragraph" svg:x="5.6354in" svg:y="0.0256in" svg:width="4.4665in" svg:height="3.0953in" draw:z-index="5"><draw:image xlink:href="Pictures/1000000000000345000002448EC3EA9705ABD8C1.png" xlink:type="simple" xlink:show="embed" xlink:actuate="onLoad"/></draw:frame><draw:frame draw:style-name="fr1" draw:name="Image7" text:anchor-type="paragraph" svg:x="0.0272in" svg:y="3.5965in" svg:width="4.4772in" svg:height="3.102in" draw:z-index="6"><draw:image xlink:href="Pictures/100000000000034500000244F7D99741563A9520.png" xlink:type="simple" xlink:show="embed" xlink:actuate="onLoad"/></draw:frame><draw:frame draw:style-name="fr1" draw:name="Image8" text:anchor-type="paragraph" svg:x="5.7043in" svg:y="3.6335in" svg:width="4.4118in" svg:height="3.0571in" draw:z-index="7"><draw:image xlink:href="Pictures/10000000000003450000024475C1EF41F6E592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Kuckling</meta:initial-creator>
    <meta:creation-date>2018-08-28T15:34:27.025292282</meta:creation-date>
    <dc:date>2018-08-28T15:45:00.791903255</dc:date>
    <dc:creator>Jonas Kuckling</dc:creator>
    <meta:editing-duration>PT10M33S</meta:editing-duration>
    <meta:editing-cycles>3</meta:editing-cycles>
    <meta:generator>LibreOffice/5.1.6.2$Linux_X86_64 LibreOffice_project/10m0$Build-2</meta:generator>
    <meta:printed-by>Jonas Kuckling</meta:printed-by>
    <meta:print-date>2018-08-28T15:45:19.377385101</meta:print-date>
    <meta:document-statistic meta:table-count="0" meta:image-count="8" meta:object-count="0" meta:page-count="2" meta:paragraph-count="0" meta:word-count="0" meta:character-count="0" meta:non-whitespace-character-count="0"/>
  </office:meta>
</office:document-meta>
</file>